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text-properties officeooo:rsid="0008a409" officeooo:paragraph-rsid="0008a409"/>
    </style:style>
    <style:style style:name="P2" style:family="paragraph" style:parent-style-name="Text_20_body" style:list-style-name="L4">
      <style:text-properties officeooo:rsid="0008a409" officeooo:paragraph-rsid="0008a409"/>
    </style:style>
    <style:style style:name="P3" style:family="paragraph" style:parent-style-name="Text_20_body" style:list-style-name="L5">
      <style:text-properties officeooo:rsid="0008a409" officeooo:paragraph-rsid="0008a409"/>
    </style:style>
    <style:style style:name="P4" style:family="paragraph" style:parent-style-name="Text_20_body" style:list-style-name="L6">
      <style:text-properties officeooo:rsid="0008a409" officeooo:paragraph-rsid="0008a409"/>
    </style:style>
    <style:style style:name="P5" style:family="paragraph" style:parent-style-name="Text_20_body" style:list-style-name="L6">
      <style:text-properties officeooo:rsid="0009660b" officeooo:paragraph-rsid="0009660b"/>
    </style:style>
    <style:style style:name="P6" style:family="paragraph" style:parent-style-name="Text_20_body">
      <style:text-properties officeooo:rsid="0009660b" officeooo:paragraph-rsid="0009660b"/>
    </style:style>
    <style:style style:name="P7" style:family="paragraph" style:parent-style-name="Text_20_body" style:list-style-name="L7">
      <style:text-properties officeooo:rsid="0009660b" officeooo:paragraph-rsid="0009660b"/>
    </style:style>
    <style:style style:name="P8" style:family="paragraph" style:parent-style-name="Text_20_body">
      <style:text-properties officeooo:rsid="000aab99" officeooo:paragraph-rsid="000aab99"/>
    </style:style>
    <style:style style:name="P9" style:family="paragraph" style:parent-style-name="Text_20_body" style:list-style-name="L8">
      <style:text-properties officeooo:rsid="000aab99" officeooo:paragraph-rsid="000aab99"/>
    </style:style>
    <style:style style:name="P10" style:family="paragraph" style:parent-style-name="Text_20_body" style:list-style-name="L8">
      <style:text-properties officeooo:paragraph-rsid="000aab99"/>
    </style:style>
    <style:style style:name="P11" style:family="paragraph" style:parent-style-name="Title">
      <style:text-properties officeooo:rsid="0007dcef" officeooo:paragraph-rsid="0007dcef"/>
    </style:style>
    <style:style style:name="P12" style:family="paragraph" style:parent-style-name="Subtitle">
      <style:text-properties officeooo:rsid="0007dcef" officeooo:paragraph-rsid="0007dcef"/>
    </style:style>
    <style:style style:name="P13" style:family="paragraph" style:parent-style-name="Heading_20_1">
      <style:text-properties officeooo:paragraph-rsid="0008a409"/>
    </style:style>
    <style:style style:name="P14" style:family="paragraph" style:parent-style-name="Heading_20_1">
      <style:text-properties officeooo:paragraph-rsid="0009660b"/>
    </style:style>
    <style:style style:name="P15" style:family="paragraph" style:parent-style-name="Table_20_Contents">
      <style:text-properties fo:font-weight="bold" officeooo:rsid="0009660b" officeooo:paragraph-rsid="0009660b" style:font-weight-asian="bold" style:font-weight-complex="bold"/>
    </style:style>
    <style:style style:name="P16" style:family="paragraph" style:parent-style-name="Table_20_Contents">
      <style:text-properties officeooo:rsid="0009660b" officeooo:paragraph-rsid="0009660b"/>
    </style:style>
    <style:style style:name="P17" style:family="paragraph" style:parent-style-name="Table_20_Contents">
      <style:text-properties officeooo:rsid="000aab99" officeooo:paragraph-rsid="000aab99"/>
    </style:style>
    <style:style style:name="T1" style:family="text">
      <style:text-properties officeooo:rsid="000aab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Xv6 Scheduling -Assignment 5</text:p>
      <text:p text:style-name="P12">Abhishek Reddy Gangapuram-2018101028</text:p>
      <text:list xml:id="list3996077474" text:style-name="L5">
        <text:list-item>
          <text:p text:style-name="P3">run make qemu-nox &lt;SCHEDULER&gt;</text:p>
        </text:list-item>
        <text:list-item>
          <text:p text:style-name="P3">run make clean after terminating</text:p>
        </text:list-item>
      </text:list>
      <text:h text:style-name="P13" text:outline-level="1">Waitx - Implementation</text:h>
      <text:list xml:id="list2613967255" text:style-name="L4">
        <text:list-item>
          <text:p text:style-name="P2">ctime is set in allocproc()</text:p>
        </text:list-item>
        <text:list-item>
          <text:p text:style-name="P2">etime is set in exit()</text:p>
        </text:list-item>
        <text:list-item>
          <text:p text:style-name="P2">rtime is incremented every time in ticks is incremented if the process is running</text:p>
        </text:list-item>
        <text:list-item>
          <text:p text:style-name="P2">In waitx(int *wtime, int *rtime) we get wtime dynamically when requested. We use that wtime = (etime - ctime) – rtime</text:p>
        </text:list-item>
        <text:list-item>
          <text:p text:style-name="P2">To test this use testwait</text:p>
        </text:list-item>
        <text:list-item>
          <text:p text:style-name="P2"/>
        </text:list-item>
      </text:list>
      <text:list xml:id="list3472269191" text:style-name="L2">
        <text:list-header>
          <text:p text:style-name="P1"/>
        </text:list-header>
      </text:list>
      <text:h text:style-name="Heading_20_1" text:outline-level="1">SCHEDULING ALOGRITHMS </text:h>
      <text:list xml:id="list3087713665" text:style-name="L6">
        <text:list-item>
          <text:p text:style-name="P4">First Come First Serve (FCFS)</text:p>
          <text:list>
            <text:list-item>
              <text:p text:style-name="P4">Iterate through table and find the process which is RUNNABLE with minimum pid (!= 1 or 2) <text:s/>because if they are not ignored they will run forever</text:p>
            </text:list-item>
            <text:list-item>
              <text:p text:style-name="P4">disable yield()</text:p>
            </text:list-item>
            <text:list-item>
              <text:p text:style-name="P4">minimum pid is used as ctime could be same</text:p>
            </text:list-item>
          </text:list>
        </text:list-item>
        <text:list-item>
          <text:p text:style-name="P4">Priority Based (PBS)</text:p>
          <text:list>
            <text:list-item>
              <text:p text:style-name="P4">this is same as fcfs but we use min priority instead of pid</text:p>
            </text:list-item>
            <text:list-item>
              <text:p text:style-name="P4">yield() is not disabled</text:p>
            </text:list-item>
            <text:list-item>
              <text:p text:style-name="P4">default priority is set to 60 for every process in allocproc()</text:p>
            </text:list-item>
            <text:list-item>
              <text:p text:style-name="P4">Iterate again through the table and run all RUNNABLE processes which have the same priority value in the struct proc as the value found in previous step</text:p>
            </text:list-item>
          </text:list>
        </text:list-item>
        <text:list-item>
          <text:p text:style-name="P4">Multilevel Feedback Queue (MLFQ)</text:p>
          <text:list>
            <text:list-item>
              <text:p text:style-name="P4">Initially set all newly created processes to queue 0. Each process has curr_q variable in struct proc</text:p>
            </text:list-item>
            <text:list-item>
              <text:p text:style-name="P5">now use a variable to determine time quantums left to run in struct proc</text:p>
            </text:list-item>
            <text:list-item>
              <text:p text:style-name="P5"><text:soft-page-break/>Iterate through table and find if any runnable processes in queue 0, if none then check in queue 1, then in queue 2 and so on</text:p>
            </text:list-item>
            <text:list-item>
              <text:p text:style-name="P5">If you find a process say in queue x. Then iterate through the whole table and run all the RUNNABLE processes which are in queue x</text:p>
            </text:list-item>
            <text:list-item>
              <text:p text:style-name="P5">The previous step ensures that all the processes which are in the same queue are run in round robin fashion</text:p>
            </text:list-item>
            <text:list-item>
              <text:p text:style-name="P5">Aging</text:p>
              <text:list>
                <text:list-item>
                  <text:p text:style-name="P5">create a variable to store the time when is was last run</text:p>
                </text:list-item>
                <text:list-item>
                  <text:p text:style-name="P5">now if it crosses a threshold reduce the priority of the queue</text:p>
                </text:list-item>
              </text:list>
            </text:list-item>
            <text:list-item>
              <text:p text:style-name="P5">Time Quantums – Each time the tick is updated reduce the time quantums left for the RUNNING process and if it reduces to zero decrease the priority of the queue and update the time quantums</text:p>
            </text:list-item>
          </text:list>
        </text:list-item>
      </text:list>
      <text:p text:style-name="P6"/>
      <text:h text:style-name="P14" text:outline-level="1">BENCHMARK</text:h>
      <text:list xml:id="list2273803172" text:style-name="L7">
        <text:list-item>
          <text:p text:style-name="P7">Run testprogram</text:p>
        </text:list-item>
        <text:list-item>
          <text:p text:style-name="P7">this creates 10 processes with differnt times</text:p>
        </text:list-item>
        <text:list-item>
          <text:p text:style-name="P7">each child process runs a order of 10^8 loop</text:p>
        </text:list-item>
        <text:list-item>
          <text:p text:style-name="P7">and the parent exits</text:p>
        </text:list-item>
        <text:list-item>
          <text:p text:style-name="P7">1 time unit is 1 tick</text:p>
        </text:list-item>
      </text:list>
      <text:p text:style-name="P6"/>
      <text:h text:style-name="Heading_20_3" text:outline-level="3">Testing Results</text:h>
      <table:table table:name="Table1" table:style-name="Table1">
        <table:table-column table:style-name="Table1.A" table:number-columns-repeated="4"/>
        <table:table-row>
          <table:table-cell table:style-name="Table1.A1" office:value-type="string">
            <text:h text:style-name="Heading_20_3" text:outline-level="3"><text:span text:style-name="Emphasis">TEST</text:span></text:h>
          </table:table-cell>
          <table:table-cell table:style-name="Table1.A1" office:value-type="string">
            <text:p text:style-name="P15">Default(Round Robin)</text:p>
          </table:table-cell>
          <table:table-cell table:style-name="Table1.A1" office:value-type="string">
            <text:p text:style-name="P15">FCFS</text:p>
          </table:table-cell>
          <table:table-cell table:style-name="Table1.D1" office:value-type="string">
            <text:p text:style-name="P15">MFQ</text:p>
          </table:table-cell>
        </table:table-row>
        <table:table-row>
          <table:table-cell table:style-name="Table1.A2" office:value-type="string">
            <text:p text:style-name="P16">Start time</text:p>
          </table:table-cell>
          <table:table-cell table:style-name="Table1.A2" office:value-type="string">
            <text:p text:style-name="P16">862</text:p>
          </table:table-cell>
          <table:table-cell table:style-name="Table1.A2" office:value-type="string">
            <text:p text:style-name="P16">291</text:p>
          </table:table-cell>
          <table:table-cell table:style-name="Table1.D2" office:value-type="string">
            <text:p text:style-name="P16">336</text:p>
          </table:table-cell>
        </table:table-row>
        <table:table-row>
          <table:table-cell table:style-name="Table1.A2" office:value-type="string">
            <text:p text:style-name="P16">End time</text:p>
          </table:table-cell>
          <table:table-cell table:style-name="Table1.A2" office:value-type="string">
            <text:p text:style-name="P16">6733</text:p>
          </table:table-cell>
          <table:table-cell table:style-name="Table1.A2" office:value-type="string">
            <text:p text:style-name="P16">6116</text:p>
          </table:table-cell>
          <table:table-cell table:style-name="Table1.D2" office:value-type="string">
            <text:p text:style-name="P16">6120</text:p>
          </table:table-cell>
        </table:table-row>
        <table:table-row>
          <table:table-cell table:style-name="Table1.A2" office:value-type="string">
            <text:p text:style-name="P16">Time elapsed</text:p>
          </table:table-cell>
          <table:table-cell table:style-name="Table1.A2" office:value-type="string">
            <text:p text:style-name="P16">5817</text:p>
          </table:table-cell>
          <table:table-cell table:style-name="Table1.A2" office:value-type="string">
            <text:p text:style-name="P16">5725</text:p>
          </table:table-cell>
          <table:table-cell table:style-name="Table1.D2" office:value-type="string">
            <text:p text:style-name="P16">5784</text:p>
          </table:table-cell>
        </table:table-row>
        <table:table-row>
          <table:table-cell table:style-name="Table1.A2" office:value-type="string">
            <text:p text:style-name="P16">ratio</text:p>
          </table:table-cell>
          <table:table-cell table:style-name="Table1.A2" office:value-type="string">
            <text:p text:style-name="P17">1.016</text:p>
          </table:table-cell>
          <table:table-cell table:style-name="Table1.A2" office:value-type="string">
            <text:p text:style-name="P17">1</text:p>
          </table:table-cell>
          <table:table-cell table:style-name="Table1.D2" office:value-type="string">
            <text:p text:style-name="P16">1.01</text:p>
          </table:table-cell>
        </table:table-row>
      </table:table>
      <text:p text:style-name="Text_20_body"/>
      <text:h text:style-name="Heading_20_3" text:outline-level="3">Analysis</text:h>
      <text:list xml:id="list33523666" text:style-name="L8">
        <text:list-item>
          <text:p text:style-name="P10"><text:span text:style-name="T1">fcfs has least context switches and is fastest. </text:span></text:p>
        </text:list-item>
        <text:list-item>
          <text:p text:style-name="P9">Mlfq is faster than default as it has less number of context switches <text:s/>than deaful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04:20:21.927216162</meta:creation-date>
    <dc:date>2019-11-07T23:44:23.503132668</dc:date>
    <meta:editing-duration>PT18H59M51S</meta:editing-duration>
    <meta:editing-cycles>2</meta:editing-cycles>
    <meta:generator>LibreOffice/6.0.7.3$Linux_X86_64 LibreOffice_project/00m0$Build-3</meta:generator>
    <meta:document-statistic meta:table-count="1" meta:image-count="0" meta:object-count="0" meta:page-count="2" meta:paragraph-count="62" meta:word-count="451" meta:character-count="2352" meta:non-whitespace-character-count="1990"/>
  </office:meta>
</office:document-meta>
</file>